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3bc4" officeooo:paragraph-rsid="00113bc4"/>
    </style:style>
    <style:style style:name="P2" style:family="paragraph" style:parent-style-name="Standard">
      <style:text-properties officeooo:rsid="00130669" officeooo:paragraph-rsid="00130669"/>
    </style:style>
    <style:style style:name="P3" style:family="paragraph" style:parent-style-name="Standard">
      <style:text-properties fo:font-weight="normal" officeooo:rsid="00155613" officeooo:paragraph-rsid="00155613" style:font-weight-asian="normal" style:font-weight-complex="normal"/>
    </style:style>
    <style:style style:name="P4" style:family="paragraph" style:parent-style-name="Standard">
      <style:text-properties fo:font-weight="normal" officeooo:rsid="001b5bfa" officeooo:paragraph-rsid="001b5bfa" style:font-weight-asian="normal" style:font-weight-complex="normal"/>
    </style:style>
    <style:style style:name="P5" style:family="paragraph" style:parent-style-name="Standard">
      <style:text-properties fo:font-weight="normal" officeooo:rsid="001b5bfa" officeooo:paragraph-rsid="001b939b" style:font-weight-asian="normal" style:font-weight-complex="normal"/>
    </style:style>
    <style:style style:name="P6" style:family="paragraph" style:parent-style-name="Standard">
      <style:text-properties fo:font-weight="normal" officeooo:rsid="001b5bfa" officeooo:paragraph-rsid="00314cb1" style:font-weight-asian="normal" style:font-weight-complex="normal"/>
    </style:style>
    <style:style style:name="P7" style:family="paragraph" style:parent-style-name="Standard">
      <style:text-properties fo:font-weight="normal" officeooo:rsid="001b5bfa" officeooo:paragraph-rsid="003a4bd6" style:font-weight-asian="normal" style:font-weight-complex="normal"/>
    </style:style>
    <style:style style:name="P8" style:family="paragraph" style:parent-style-name="Standard">
      <style:text-properties fo:color="#ce181e" fo:font-size="9pt" fo:font-weight="bold" officeooo:rsid="00155613" officeooo:paragraph-rsid="00155613" style:font-size-asian="9pt" style:font-weight-asian="bold" style:font-size-complex="9pt" style:font-weight-complex="bold"/>
    </style:style>
    <style:style style:name="P9" style:family="paragraph" style:parent-style-name="Standard">
      <style:text-properties fo:color="#ce181e" fo:font-size="9pt" fo:font-weight="bold" officeooo:rsid="00155613" officeooo:paragraph-rsid="001b939b" style:font-size-asian="9pt" style:font-weight-asian="bold" style:font-size-complex="9pt" style:font-weight-complex="bold"/>
    </style:style>
    <style:style style:name="P10" style:family="paragraph" style:parent-style-name="Standard">
      <style:text-properties fo:color="#ce181e" fo:font-size="9pt" fo:font-weight="bold" officeooo:rsid="00155613" officeooo:paragraph-rsid="001f0fa9" style:font-size-asian="9pt" style:font-weight-asian="bold" style:font-size-complex="9pt" style:font-weight-complex="bold"/>
    </style:style>
    <style:style style:name="P11" style:family="paragraph" style:parent-style-name="Standard">
      <style:text-properties fo:color="#ce181e" fo:font-size="9pt" fo:font-weight="bold" officeooo:rsid="00155613" officeooo:paragraph-rsid="00385988" style:font-size-asian="9pt" style:font-weight-asian="bold" style:font-size-complex="9pt" style:font-weight-complex="bold"/>
    </style:style>
    <style:style style:name="P12" style:family="paragraph" style:parent-style-name="Standard">
      <style:text-properties fo:color="#ce181e" fo:font-size="9pt" fo:font-weight="bold" officeooo:rsid="001f0fa9" officeooo:paragraph-rsid="001f0fa9" style:font-size-asian="9pt" style:font-weight-asian="bold" style:font-size-complex="9pt" style:font-weight-complex="bold"/>
    </style:style>
    <style:style style:name="P13" style:family="paragraph" style:parent-style-name="Standard">
      <style:text-properties fo:color="#ce181e" fo:font-size="9pt" fo:font-weight="bold" officeooo:rsid="001f0fa9" officeooo:paragraph-rsid="003256b7" style:font-size-asian="9pt" style:font-weight-asian="bold" style:font-size-complex="9pt" style:font-weight-complex="bold"/>
    </style:style>
    <style:style style:name="P14" style:family="paragraph" style:parent-style-name="Standard">
      <style:text-properties fo:color="#ce181e" fo:font-size="9pt" fo:font-weight="bold" officeooo:rsid="001f0fa9" officeooo:paragraph-rsid="003a4bd6" style:font-size-asian="9pt" style:font-weight-asian="bold" style:font-size-complex="9pt" style:font-weight-complex="bold"/>
    </style:style>
    <style:style style:name="P15" style:family="paragraph" style:parent-style-name="Standard">
      <style:text-properties fo:color="#ce181e" fo:font-size="9pt" fo:font-weight="bold" officeooo:rsid="001f0fa9" officeooo:paragraph-rsid="003b1fbe" style:font-size-asian="9pt" style:font-weight-asian="bold" style:font-size-complex="9pt" style:font-weight-complex="bold"/>
    </style:style>
    <style:style style:name="P16" style:family="paragraph" style:parent-style-name="Standard">
      <style:text-properties fo:color="#ce181e" fo:font-size="9pt" fo:font-weight="bold" officeooo:rsid="002783ec" officeooo:paragraph-rsid="002783ec" style:font-size-asian="9pt" style:font-weight-asian="bold" style:font-size-complex="9pt" style:font-weight-complex="bold"/>
    </style:style>
    <style:style style:name="P17" style:family="paragraph" style:parent-style-name="Standard">
      <style:text-properties fo:color="#ce181e" fo:font-size="9pt" fo:font-weight="bold" officeooo:rsid="002e0f24" officeooo:paragraph-rsid="002e0f24" style:font-size-asian="9pt" style:font-weight-asian="bold" style:font-size-complex="9pt" style:font-weight-complex="bold"/>
    </style:style>
    <style:style style:name="P18" style:family="paragraph" style:parent-style-name="Standard">
      <style:text-properties fo:color="#ce181e" fo:font-size="9pt" fo:font-weight="bold" officeooo:rsid="003a4bd6" officeooo:paragraph-rsid="003a4bd6" style:font-size-asian="9pt" style:font-weight-asian="bold" style:font-size-complex="9pt" style:font-weight-complex="bold"/>
    </style:style>
    <style:style style:name="P19" style:family="paragraph" style:parent-style-name="Standard">
      <style:text-properties fo:color="#ce181e" fo:font-size="9pt" fo:font-weight="bold" officeooo:rsid="0050183b" officeooo:paragraph-rsid="0050183b" style:font-size-asian="9pt" style:font-weight-asian="bold" style:font-size-complex="9pt" style:font-weight-complex="bold"/>
    </style:style>
    <style:style style:name="P20" style:family="paragraph" style:parent-style-name="Standard">
      <style:text-properties fo:color="#003d73" fo:font-weight="bold" style:font-weight-asian="bold" style:font-weight-complex="bold"/>
    </style:style>
    <style:style style:name="P21" style:family="paragraph" style:parent-style-name="Standard">
      <style:text-properties fo:color="#003d73" fo:font-weight="bold" officeooo:rsid="00198644" officeooo:paragraph-rsid="00198644" style:font-weight-asian="bold" style:font-weight-complex="bold"/>
    </style:style>
    <style:style style:name="P22" style:family="paragraph" style:parent-style-name="Standard">
      <style:text-properties fo:color="#003d73" fo:font-weight="bold" officeooo:rsid="00198644" officeooo:paragraph-rsid="0020db4c" style:font-weight-asian="bold" style:font-weight-complex="bold"/>
    </style:style>
    <style:style style:name="P23" style:family="paragraph" style:parent-style-name="Standard">
      <style:text-properties fo:color="#003d73" fo:font-weight="bold" officeooo:rsid="00198644" officeooo:paragraph-rsid="0033952c" style:font-weight-asian="bold" style:font-weight-complex="bold"/>
    </style:style>
    <style:style style:name="P24" style:family="paragraph" style:parent-style-name="Standard">
      <style:text-properties fo:color="#003d73" fo:font-weight="bold" officeooo:rsid="00198644" officeooo:paragraph-rsid="003a4bd6" style:font-weight-asian="bold" style:font-weight-complex="bold"/>
    </style:style>
    <style:style style:name="P25" style:family="paragraph" style:parent-style-name="Standard">
      <style:text-properties fo:color="#003d73" fo:font-weight="bold" officeooo:rsid="00155613" officeooo:paragraph-rsid="00155613" style:font-weight-asian="bold" style:font-weight-complex="bold"/>
    </style:style>
    <style:style style:name="P26" style:family="paragraph" style:parent-style-name="Standard">
      <style:text-properties fo:color="#003d73" fo:font-weight="bold" officeooo:rsid="003a4bd6" officeooo:paragraph-rsid="003a4bd6" style:font-weight-asian="bold" style:font-weight-complex="bold"/>
    </style:style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Standard">
      <style:text-properties fo:font-weight="bold" officeooo:rsid="00130669" officeooo:paragraph-rsid="00130669" style:font-weight-asian="bold" style:font-weight-complex="bold"/>
    </style:style>
    <style:style style:name="P29" style:family="paragraph" style:parent-style-name="Standard">
      <style:text-properties fo:font-weight="bold" officeooo:rsid="00155613" officeooo:paragraph-rsid="00130669" style:font-weight-asian="bold" style:font-weight-complex="bold"/>
    </style:style>
    <style:style style:name="P30" style:family="paragraph" style:parent-style-name="Standard">
      <style:text-properties fo:color="#000000" fo:font-weight="bold" officeooo:rsid="00198644" officeooo:paragraph-rsid="0020db4c" style:font-weight-asian="bold" style:font-weight-complex="bold"/>
    </style:style>
    <style:style style:name="P31" style:family="paragraph" style:parent-style-name="Standard">
      <style:text-properties fo:color="#000000" fo:font-weight="bold" officeooo:rsid="0050183b" officeooo:paragraph-rsid="0050183b" style:font-weight-asian="bold" style:font-weight-complex="bold"/>
    </style:style>
    <style:style style:name="P32" style:family="paragraph" style:parent-style-name="Standard">
      <style:text-properties fo:color="#000000" fo:font-weight="normal" officeooo:rsid="001b5bfa" officeooo:paragraph-rsid="0024c969" style:font-weight-asian="normal" style:font-weight-complex="normal"/>
    </style:style>
    <style:style style:name="P33" style:family="paragraph" style:parent-style-name="Standard">
      <style:text-properties fo:color="#000000" fo:font-weight="normal" officeooo:rsid="001b5bfa" officeooo:paragraph-rsid="00314cb1" style:font-weight-asian="normal" style:font-weight-complex="normal"/>
    </style:style>
    <style:style style:name="P34" style:family="paragraph" style:parent-style-name="Standard">
      <style:text-properties fo:color="#000000" fo:font-weight="normal" officeooo:rsid="001b5bfa" officeooo:paragraph-rsid="003256b7" style:font-weight-asian="normal" style:font-weight-complex="normal"/>
    </style:style>
    <style:style style:name="P35" style:family="paragraph" style:parent-style-name="Standard">
      <style:text-properties fo:color="#000000" fo:font-weight="normal" officeooo:rsid="001b5bfa" officeooo:paragraph-rsid="003a4bd6" style:font-weight-asian="normal" style:font-weight-complex="normal"/>
    </style:style>
    <style:style style:name="P36" style:family="paragraph" style:parent-style-name="Standard">
      <style:text-properties fo:color="#000000" fo:font-weight="normal" officeooo:rsid="004f4436" officeooo:paragraph-rsid="004f4436" style:font-weight-asian="normal" style:font-weight-complex="normal"/>
    </style:style>
    <style:style style:name="P37" style:family="paragraph" style:parent-style-name="Standard">
      <style:text-properties fo:color="#000000" fo:font-weight="normal" officeooo:rsid="004f4436" officeooo:paragraph-rsid="0051f274" style:font-weight-asian="normal" style:font-weight-complex="normal"/>
    </style:style>
    <style:style style:name="P38" style:family="paragraph" style:parent-style-name="Standard">
      <style:text-properties fo:color="#000000" fo:font-weight="normal" officeooo:rsid="00531a95" officeooo:paragraph-rsid="00531a95" style:font-weight-asian="normal" style:font-weight-complex="normal"/>
    </style:style>
    <style:style style:name="P3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color="#ce181e" fo:font-size="9pt" fo:font-weight="bold" officeooo:rsid="003a4bd6" officeooo:paragraph-rsid="003256b7" style:font-size-asian="9pt" style:font-weight-asian="bold" style:font-size-complex="9pt" style:font-weight-complex="bold"/>
    </style:style>
    <style:style style:name="P4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color="#000000" fo:font-weight="normal" officeooo:rsid="004f4436" officeooo:paragraph-rsid="004f4436" style:font-weight-asian="normal" style:font-weight-complex="normal"/>
    </style:style>
    <style:style style:name="T1" style:family="text">
      <style:text-properties officeooo:rsid="0010ace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5613" style:font-weight-asian="bold" style:font-weight-complex="bold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ce181e" fo:font-size="9pt" fo:font-weight="bold" officeooo:rsid="00155613" style:font-size-asian="9pt" style:font-weight-asian="bold" style:font-size-complex="9pt" style:font-weight-complex="bold"/>
    </style:style>
    <style:style style:name="T6" style:family="text">
      <style:text-properties fo:color="#003d73" officeooo:rsid="0010ace2"/>
    </style:style>
    <style:style style:name="T7" style:family="text">
      <style:text-properties officeooo:rsid="001b939b"/>
    </style:style>
    <style:style style:name="T8" style:family="text">
      <style:text-properties officeooo:rsid="001bf61b"/>
    </style:style>
    <style:style style:name="T9" style:family="text">
      <style:text-properties officeooo:rsid="001e276c"/>
    </style:style>
    <style:style style:name="T10" style:family="text">
      <style:text-properties officeooo:rsid="00155613"/>
    </style:style>
    <style:style style:name="T11" style:family="text">
      <style:text-properties officeooo:rsid="0020db4c"/>
    </style:style>
    <style:style style:name="T12" style:family="text">
      <style:text-properties officeooo:rsid="003256b7"/>
    </style:style>
    <style:style style:name="T13" style:family="text">
      <style:text-properties officeooo:rsid="0033952c"/>
    </style:style>
    <style:style style:name="T14" style:family="text">
      <style:text-properties fo:color="#000000"/>
    </style:style>
    <style:style style:name="T15" style:family="text">
      <style:text-properties fo:color="#000000" officeooo:rsid="001b939b"/>
    </style:style>
    <style:style style:name="T16" style:family="text">
      <style:text-properties officeooo:rsid="003cd397"/>
    </style:style>
    <style:style style:name="T17" style:family="text">
      <style:text-properties officeooo:rsid="0050183b"/>
    </style:style>
    <style:style style:name="T18" style:family="text">
      <style:text-properties officeooo:rsid="0051f274"/>
    </style:style>
    <style:style style:name="T19" style:family="text">
      <style:text-properties officeooo:rsid="005356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tab/><text:tab/><text:tab/><text:span text:style-name="T6">EDGE – USER CREATION</text:span></text:p>
      <text:p text:style-name="P20"><text:tab/><text:tab/> <text:s text:c="10"/><text:span text:style-name="T1">======================</text:span></text:p>
      <text:p text:style-name="Standard"/>
      <text:p text:style-name="P1">First login into the edge server, then enter into python docker container by using the following command.</text:p>
      <text:p text:style-name="P1"/>
      <text:p text:style-name="P1"><text:tab/>$ <text:span text:style-name="T4">sudo docker exec -it &lt;PYTHON-CONTAINER-ID&gt; bash</text:span></text:p>
      <text:p text:style-name="P2"/>
      <text:p text:style-name="P2">Then enter into the python shell,</text:p>
      <text:p text:style-name="P2"><text:s text:c="15"/></text:p>
      <text:p text:style-name="P2"><text:s text:c="4"/>root@740c95ccaa0c:/app# <text:span text:style-name="T4">python3 manage.py shell</text:span></text:p>
      <text:p text:style-name="P28"/>
      <text:p text:style-name="P2"><text:span text:style-name="T2"><text:s text:c="3"/></text:span><text:span text:style-name="T3">&gt;&gt;&gt;</text:span></text:p>
      <text:p text:style-name="P29"/>
      <text:p text:style-name="P3">After that you have to do the following things to create the user.</text:p>
      <text:p text:style-name="P3"><text:s text:c="3"/></text:p>
      <text:p text:style-name="P8">&gt;&gt;&gt; from django.contrib.auth.models import User</text:p>
      <text:p text:style-name="P8">&gt;&gt;&gt; user = User.objects.create_user(username='marwan',last_name='admin',password='Ss37{YGx6(y9',is_active=True)</text:p>
      <text:p text:style-name="P17"/>
      <text:p text:style-name="P17">With E-mail</text:p>
      <text:p text:style-name="P17">==========</text:p>
      <text:p text:style-name="P11">&gt;&gt;&gt; user = User.objects.create_user(username='vladyslav',last_name='admin',password='Vladyslav@321',is_active=True,email='bykov@kai24.com')</text:p>
      <text:p text:style-name="P8"/>
      <text:p text:style-name="P8">&gt;&gt;&gt; user.save()</text:p>
      <text:p text:style-name="P25"/>
      <text:p text:style-name="P21">Reset-Password :</text:p>
      <text:p text:style-name="P21">============<text:span text:style-name="T9">=</text:span></text:p>
      <text:p text:style-name="P4">Enter into the python shell (inside docker-container) <text:span text:style-name="T7">and then execute the following commands.</text:span></text:p>
      <text:p text:style-name="P4"/>
      <text:p text:style-name="P9"><text:s text:c="4"/>&gt;&gt;&gt; from django.contrib.auth.models import User</text:p>
      <text:p text:style-name="P9"><text:s text:c="4"/><text:span text:style-name="T8">&gt;&gt;&gt; user = User.objects.get(username="marwan")</text:span></text:p>
      <text:p text:style-name="P9"><text:s text:c="4"/><text:span text:style-name="T8">&gt;&gt;&gt; sucess=user.set_password("&lt;RESET-PASSWORD&gt;")</text:span></text:p>
      <text:p text:style-name="P9"><text:s text:c="4"/><text:span text:style-name="T8">&gt;&gt;&gt; user.save()</text:span></text:p>
      <text:p text:style-name="P9"/>
      <text:p text:style-name="P9"/>
      <text:p text:style-name="P22"><text:span text:style-name="T11">Delete-User</text:span> :</text:p>
      <text:p text:style-name="P22">==========</text:p>
      <text:p text:style-name="P30"/>
      <text:p text:style-name="P32">Enter into the python shell (inside docker-container) <text:span text:style-name="T7">and then execute the following commands.</text:span></text:p>
      <text:p text:style-name="P9"/>
      <text:p text:style-name="P10">&gt;&gt;&gt; from django.contrib.auth.models import User</text:p>
      <text:p text:style-name="P12">&gt;&gt;&gt; <text:span text:style-name="T10">user = User.objects.get(username="vladyslav")</text:span></text:p>
      <text:p text:style-name="P12">&gt;&gt;&gt; user.delete()</text:p>
      <text:p text:style-name="P12">&gt;&gt;&gt; user.save()</text:p>
      <text:p text:style-name="P16">&gt;&gt;&gt;User.objects.get(username="vladyslav").delete()</text:p>
      <text:p text:style-name="P5"/>
      <text:p text:style-name="P23"><text:span text:style-name="T13">Add-Email-To-Already-Created-user</text:span> :</text:p>
      <text:p text:style-name="P23">==========<text:span text:style-name="T13">===================</text:span></text:p>
      <text:p text:style-name="P6"><text:span text:style-name="T14">Enter into the python shell (inside docker-container) </text:span><text:span text:style-name="T15">and then execute the following commands.</text:span></text:p>
      <text:p text:style-name="P33"/>
      <text:p text:style-name="P34"><text:tab/><text:span text:style-name="T5">&gt;&gt;&gt; from django.contrib.auth.models import User</text:span></text:p>
      <text:p text:style-name="P13"><text:s text:c="16"/>&gt;&gt;&gt; <text:span text:style-name="T10">user = User.objects.get(username="senthil")</text:span></text:p>
      <text:p text:style-name="P13"><text:tab/><text:span text:style-name="T12">&gt;&gt;&gt; user.email="</text:span><text:a xlink:type="simple" xlink:href="mailto:senthilkumar@solverminds.com" text:style-name="Internet_20_link" text:visited-style-name="Visited_20_Internet_20_Link"><text:span text:style-name="T12">senthilkumar@solverminds.com</text:span></text:a><text:span text:style-name="T12">"</text:span></text:p>
      <text:p text:style-name="P13"><text:tab/><text:span text:style-name="T12">&gt;&gt;&gt; user.save()</text:span></text:p>
      <text:p text:style-name="P13"/>
      <text:p text:style-name="P39"/>
      <text:p text:style-name="P18"/>
      <text:p text:style-name="P18"><text:soft-page-break/></text:p>
      <text:p text:style-name="P18"/>
      <text:p text:style-name="P26">Change the User Permissions (Like premium to standard)</text:p>
      <text:p text:style-name="P24">==========<text:span text:style-name="T13">==================================</text:span></text:p>
      <text:p text:style-name="P7"><text:span text:style-name="T14">Enter into the python shell (inside docker-container) </text:span><text:span text:style-name="T15">and then execute the following commands.</text:span></text:p>
      <text:p text:style-name="P35"/>
      <text:p text:style-name="P35"><text:tab/><text:span text:style-name="T5">&gt;&gt;&gt; from edge.stats.models import extendedUser</text:span></text:p>
      <text:p text:style-name="P14"><text:s text:c="16"/>&gt;&gt;&gt; user=extendedUser.objects.get(username='sanjukk')</text:p>
      <text:p text:style-name="P14"><text:tab/><text:span text:style-name="T12">&gt;&gt;&gt; user.userMember</text:span></text:p>
      <text:p text:style-name="P15"><text:tab/><text:span text:style-name="T12">&gt;&gt;&gt; user.userMember='standard'</text:span></text:p>
      <text:p text:style-name="P14"><text:tab/><text:span text:style-name="T12">&gt;&gt;&gt; user.save()</text:span></text:p>
      <text:p text:style-name="P14"><text:tab/><text:span text:style-name="T16">&gt;&gt;&gt; user.userMember</text:span></text:p>
      <text:p text:style-name="P19"/>
      <text:p text:style-name="P18">-------------------- <text:span text:style-name="T17">Latest (with expiry date)</text:span></text:p>
      <text:p text:style-name="P18"/>
      <text:p text:style-name="P18">from datetime import timedelta</text:p>
      <text:p text:style-name="P18">from django.utils import timezone</text:p>
      <text:p text:style-name="P18">from edge.stats.models import extendedUser</text:p>
      <text:p text:style-name="P18">user=extendedUser.objects.get(username='<text:span text:style-name="T19">karthi</text:span>')</text:p>
      <text:p text:style-name="P18">user.userMember</text:p>
      <text:p text:style-name="P18">user.userMember='premium'</text:p>
      <text:p text:style-name="P18">user.expiry_date = timezone.now() + timedelta(days=3<text:span text:style-name="T19">4</text:span>5<text:span text:style-name="T19">0</text:span>)</text:p>
      <text:p text:style-name="P18">user.save()</text:p>
      <text:p text:style-name="P18">user.userMember</text:p>
      <text:p text:style-name="P18"/>
      <text:p text:style-name="P36">==================================</text:p>
      <text:p text:style-name="P31">DELETE the User</text:p>
      <text:p text:style-name="P31">-----------------------</text:p>
      <text:p text:style-name="P36">from django.contrib.auth.models import User</text:p>
      <text:p text:style-name="P37">email = '<text:span text:style-name="T18">striveforexcellence@gmail.com</text:span>'</text:p>
      <text:p text:style-name="P40">User.objects.get(email=email).delete()</text:p>
      <text:p text:style-name="P38"/>
      <text:p text:style-name="P38">from django.contrib.auth.models import User </text:p>
      <text:p text:style-name="P38">email = 'striveforexcellence.ai@gmail.com' </text:p>
      <text:p text:style-name="P38">extendedUser.objects.get(email=email).delete() <text:s text:c="88"/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6:39:54.127514522</meta:creation-date>
    <dc:date>2021-05-21T12:05:30.441351999</dc:date>
    <meta:editing-duration>PT20H5M37S</meta:editing-duration>
    <meta:editing-cycles>30</meta:editing-cycles>
    <meta:generator>LibreOffice/6.0.7.3$Linux_X86_64 LibreOffice_project/00m0$Build-3</meta:generator>
    <meta:document-statistic meta:table-count="0" meta:image-count="0" meta:object-count="0" meta:page-count="2" meta:paragraph-count="66" meta:word-count="243" meta:character-count="2771" meta:non-whitespace-character-count="2402"/>
  </office:meta>
</office:document-meta>
</file>